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8" style:family="table-row">
      <style:table-row-properties style:min-row-height="1.836cm" fo:keep-together="auto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officeooo:rsid="001717a7" officeooo:paragraph-rsid="001717a7" style:font-name-asian="Montserrat1" style:font-size-asian="14pt" style:font-name-complex="Montserrat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officeooo:rsid="0018a2a1" officeooo:paragraph-rsid="0018a2a1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weight="normal" style:font-name-asian="Montserrat1" style:font-size-asian="12pt" style:font-name-complex="Montserrat1" style:font-size-complex="12pt"/>
    </style:style>
    <style:style style:name="P10" style:family="paragraph" style:parent-style-name="Contents_20_2">
      <style:paragraph-properties>
        <style:tab-stops>
          <style:tab-stop style:position="24.61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Heading_20_2" style:list-style-name="WWNum3"/>
    <style:style style:name="P1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2e9e7" officeooo:paragraph-rsid="00314b05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7" style:family="paragraph" style:parent-style-name="Standard">
      <style:paragraph-properties fo:line-height="100%" fo:orphans="0" fo:widows="0"/>
      <style:text-properties fo:color="#3faf46" loext:opacity="100%" officeooo:rsid="0022e9e7" officeooo:paragraph-rsid="0022e9e7"/>
    </style:style>
    <style:style style:name="P18" style:family="paragraph" style:parent-style-name="Standard">
      <style:paragraph-properties fo:line-height="100%" fo:orphans="0" fo:widows="0"/>
      <style:text-properties fo:color="#3faf46" loext:opacity="100%" officeooo:rsid="00375288" officeooo:paragraph-rsid="00375288"/>
    </style:style>
    <style:style style:name="P19" style:family="paragraph" style:parent-style-name="Standard">
      <style:paragraph-properties fo:line-height="100%" fo:orphans="0" fo:widows="0"/>
      <style:text-properties fo:color="#3faf46" loext:opacity="100%" officeooo:rsid="002ec773" officeooo:paragraph-rsid="002ec773"/>
    </style:style>
    <style:style style:name="P20" style:family="paragraph" style:parent-style-name="Standard">
      <style:paragraph-properties fo:line-height="100%" fo:orphans="0" fo:widows="0"/>
      <style:text-properties fo:color="#3faf46" loext:opacity="100%" officeooo:rsid="0020355b" officeooo:paragraph-rsid="0020355b"/>
    </style:style>
    <style:style style:name="P21" style:family="paragraph" style:parent-style-name="Standard">
      <style:paragraph-properties fo:line-height="100%" fo:orphans="0" fo:widows="0"/>
      <style:text-properties fo:color="#3faf46" loext:opacity="100%" officeooo:rsid="002cd526" officeooo:paragraph-rsid="002cd526"/>
    </style:style>
    <style:style style:name="P22" style:family="paragraph" style:parent-style-name="Standard">
      <style:paragraph-properties fo:line-height="100%" fo:orphans="0" fo:widows="0"/>
      <style:text-properties fo:color="#acb20c" loext:opacity="100%" officeooo:rsid="001b6a56" officeooo:paragraph-rsid="001b6a56"/>
    </style:style>
    <style:style style:name="P23" style:family="paragraph" style:parent-style-name="Standard">
      <style:paragraph-properties fo:line-height="100%" fo:orphans="0" fo:widows="0"/>
      <style:text-properties fo:color="#acb20c" loext:opacity="100%" officeooo:rsid="00375288" officeooo:paragraph-rsid="00375288"/>
    </style:style>
    <style:style style:name="P24" style:family="paragraph" style:parent-style-name="Standard">
      <style:paragraph-properties fo:line-height="100%" fo:orphans="0" fo:widows="0"/>
      <style:text-properties fo:color="#acb20c" loext:opacity="100%" officeooo:rsid="003498b5" officeooo:paragraph-rsid="003498b5"/>
    </style:style>
    <style:style style:name="P25" style:family="paragraph" style:parent-style-name="Standard">
      <style:paragraph-properties fo:line-height="100%" fo:orphans="0" fo:widows="0"/>
      <style:text-properties fo:color="#acb20c" loext:opacity="100%" officeooo:rsid="0021a8d7" officeooo:paragraph-rsid="0021a8d7"/>
    </style:style>
    <style:style style:name="P26" style:family="paragraph" style:parent-style-name="Standard">
      <style:paragraph-properties fo:line-height="100%" fo:orphans="0" fo:widows="0"/>
      <style:text-properties fo:color="#acb20c" loext:opacity="100%" officeooo:rsid="002ec773" officeooo:paragraph-rsid="002ec773"/>
    </style:style>
    <style:style style:name="P27" style:family="paragraph" style:parent-style-name="Standard">
      <style:paragraph-properties fo:line-height="100%" fo:orphans="0" fo:widows="0"/>
      <style:text-properties fo:color="#2a6099" loext:opacity="100%" officeooo:rsid="0022e9e7" officeooo:paragraph-rsid="0022e9e7"/>
    </style:style>
    <style:style style:name="P28" style:family="paragraph" style:parent-style-name="Standard">
      <style:paragraph-properties fo:line-height="100%" fo:orphans="0" fo:widows="0"/>
      <style:text-properties fo:color="#2a6099" loext:opacity="100%" officeooo:rsid="00255c88" officeooo:paragraph-rsid="00255c88"/>
    </style:style>
    <style:style style:name="P29" style:family="paragraph" style:parent-style-name="Standard">
      <style:paragraph-properties fo:line-height="100%" fo:orphans="0" fo:widows="0"/>
      <style:text-properties fo:color="#2a6099" loext:opacity="100%" officeooo:rsid="00255c88" officeooo:paragraph-rsid="0026e5ec"/>
    </style:style>
    <style:style style:name="P30" style:family="paragraph" style:parent-style-name="Standard">
      <style:paragraph-properties fo:line-height="100%" fo:orphans="0" fo:widows="0"/>
      <style:text-properties fo:color="#2a6099" loext:opacity="100%" officeooo:rsid="002ec773" officeooo:paragraph-rsid="002ec773"/>
    </style:style>
    <style:style style:name="P31" style:family="paragraph" style:parent-style-name="Standard">
      <style:paragraph-properties fo:line-height="100%" fo:orphans="0" fo:widows="0"/>
      <style:text-properties fo:color="#2a6099" loext:opacity="100%" officeooo:rsid="0021a8d7" officeooo:paragraph-rsid="0021a8d7"/>
    </style:style>
    <style:style style:name="P32" style:family="paragraph" style:parent-style-name="Standard">
      <style:paragraph-properties fo:line-height="100%" fo:orphans="0" fo:widows="0"/>
      <style:text-properties fo:color="#2a6099" loext:opacity="100%" officeooo:rsid="0026e5ec" officeooo:paragraph-rsid="002ec773"/>
    </style:style>
    <style:style style:name="P33" style:family="paragraph" style:parent-style-name="Standard">
      <style:paragraph-properties fo:line-height="100%" fo:orphans="0" fo:widows="0"/>
      <style:text-properties fo:color="#2a6099" loext:opacity="100%" officeooo:rsid="0026e5ec" officeooo:paragraph-rsid="0026e5ec"/>
    </style:style>
    <style:style style:name="P34" style:family="paragraph" style:parent-style-name="Standard">
      <style:paragraph-properties fo:line-height="100%" fo:orphans="0" fo:widows="0"/>
      <style:text-properties fo:color="#2a6099" loext:opacity="100%" officeooo:rsid="0021a8d7" officeooo:paragraph-rsid="0026e5ec"/>
    </style:style>
    <style:style style:name="P35" style:family="paragraph" style:parent-style-name="Standard">
      <style:paragraph-properties fo:line-height="100%" fo:orphans="0" fo:widows="0"/>
      <style:text-properties fo:color="#2a6099" loext:opacity="100%" officeooo:rsid="0024fd12" officeooo:paragraph-rsid="0024fd12"/>
    </style:style>
    <style:style style:name="P36" style:family="paragraph" style:parent-style-name="Standard">
      <style:paragraph-properties fo:line-height="100%" fo:orphans="0" fo:widows="0"/>
      <style:text-properties fo:color="#2a6099" loext:opacity="100%" officeooo:rsid="003235ee" officeooo:paragraph-rsid="003235ee"/>
    </style:style>
    <style:style style:name="P37" style:family="paragraph" style:parent-style-name="Standard">
      <style:paragraph-properties fo:line-height="100%" fo:orphans="0" fo:widows="0"/>
      <style:text-properties fo:color="#55308d" loext:opacity="100%" officeooo:rsid="0021a8d7" officeooo:paragraph-rsid="0021a8d7"/>
    </style:style>
    <style:style style:name="P38" style:family="paragraph" style:parent-style-name="Standard">
      <style:paragraph-properties fo:line-height="100%" fo:orphans="0" fo:widows="0"/>
      <style:text-properties fo:color="#55308d" loext:opacity="100%" officeooo:rsid="0028c526" officeooo:paragraph-rsid="0028c526"/>
    </style:style>
    <style:style style:name="P39" style:family="paragraph" style:parent-style-name="Standard">
      <style:paragraph-properties fo:line-height="100%" fo:orphans="0" fo:widows="0"/>
      <style:text-properties fo:color="#55308d" loext:opacity="100%"/>
    </style:style>
    <style:style style:name="P40" style:family="paragraph" style:parent-style-name="Standard">
      <style:paragraph-properties fo:line-height="100%" fo:orphans="0" fo:widows="0"/>
      <style:text-properties fo:color="#f10d0c" loext:opacity="100%"/>
    </style:style>
    <style:style style:name="P41" style:family="paragraph" style:parent-style-name="Standard">
      <style:paragraph-properties fo:line-height="100%" fo:orphans="0" fo:widows="0"/>
      <style:text-properties fo:color="#f10d0c" loext:opacity="100%" officeooo:rsid="001a0788" officeooo:paragraph-rsid="001a0788"/>
    </style:style>
    <style:style style:name="P42" style:family="paragraph" style:parent-style-name="Standard">
      <style:paragraph-properties fo:line-height="100%" fo:orphans="0" fo:widows="0"/>
      <style:text-properties fo:color="#f10d0c" loext:opacity="100%" officeooo:rsid="001b6a56" officeooo:paragraph-rsid="001b6a56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4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5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1fc084"/>
    </style:style>
    <style:style style:name="P46" style:family="paragraph" style:parent-style-name="Standard" style:list-style-name="WWNum6">
      <style:paragraph-properties fo:margin-left="1.27cm" fo:margin-right="0cm" fo:text-indent="-0.635cm" style:auto-text-indent="false"/>
      <style:text-properties fo:font-style="normal" officeooo:rsid="0020355b" officeooo:paragraph-rsid="0020355b" style:font-style-asian="normal" style:font-style-complex="normal"/>
    </style:style>
    <style:style style:name="P4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rsid="001fc084" officeooo:paragraph-rsid="001fc084" style:font-name-asian="Montserrat1" style:font-size-asian="12pt" style:font-name-complex="Montserrat1" style:font-size-complex="12pt"/>
    </style:style>
    <style:style style:name="P48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0355b"/>
    </style:style>
    <style:style style:name="P4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normal" officeooo:rsid="0020355b" officeooo:paragraph-rsid="0020355b" style:font-name-asian="Montserrat1" style:font-size-asian="12pt" style:font-style-asian="normal" style:font-name-complex="Montserrat1" style:font-size-complex="12pt" style:font-style-complex="normal"/>
    </style:style>
    <style:style style:name="P50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51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2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0c86" officeooo:paragraph-rsid="001e0c86" style:font-name-asian="Montserrat1" style:font-size-asian="12pt" style:font-name-complex="Montserrat1" style:font-size-complex="12pt"/>
    </style:style>
    <style:style style:name="P5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0355b" style:font-name-asian="Montserrat1" style:font-size-asian="12pt" style:font-name-complex="Montserrat1" style:font-size-complex="12pt"/>
    </style:style>
    <style:style style:name="P54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6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0c86" officeooo:paragraph-rsid="001e0c86" style:font-name-asian="Montserrat1" style:font-size-asian="12pt" style:font-name-complex="Montserrat1" style:font-size-complex="12pt"/>
    </style:style>
    <style:style style:name="P58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1f883d" style:font-name-asian="Montserrat1" style:font-size-asian="12pt" style:font-name-complex="Montserrat1" style:font-size-complex="12pt"/>
    </style:style>
    <style:style style:name="P59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33e870" officeooo:paragraph-rsid="0033e870" style:font-name-asian="Montserrat1" style:font-size-asian="12pt" style:font-name-complex="Montserrat1" style:font-size-complex="12pt"/>
    </style:style>
    <style:style style:name="P60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1a8d7" officeooo:paragraph-rsid="0021a8d7" style:font-name-asian="Montserrat1" style:font-size-asian="12pt" style:font-name-complex="Montserrat1" style:font-size-complex="12pt"/>
    </style:style>
    <style:style style:name="P61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1a8d7" officeooo:paragraph-rsid="0033e870" style:font-name-asian="Montserrat1" style:font-size-asian="12pt" style:font-name-complex="Montserrat1" style:font-size-complex="12pt"/>
    </style:style>
    <style:style style:name="P6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3e870" style:font-name-asian="Montserrat1" style:font-size-asian="12pt" style:font-name-complex="Montserrat1" style:font-size-complex="12pt"/>
    </style:style>
    <style:style style:name="P6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1a8d7" officeooo:paragraph-rsid="0021a8d7" style:font-name-asian="Montserrat1" style:font-size-asian="12pt" style:font-name-complex="Montserrat1" style:font-size-complex="12pt"/>
    </style:style>
    <style:style style:name="T1" style:family="text">
      <style:text-properties fo:color="#3faf46" loext:opacity="100%" fo:font-weight="bold" style:font-weight-asian="bold" style:font-weight-complex="bold"/>
    </style:style>
    <style:style style:name="T2" style:family="text">
      <style:text-properties fo:color="#069a2e" loext:opacity="100%" fo:font-weight="bold" style:font-weight-asian="bold" style:font-weight-complex="bold"/>
    </style:style>
    <style:style style:name="T3" style:family="text">
      <style:text-properties fo:color="#acb20c" loext:opacity="100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55308d" loext:opacity="100%" fo:font-weight="bold" style:font-weight-asian="bold" style:font-weight-complex="bold"/>
    </style:style>
    <style:style style:name="T7" style:family="text">
      <style:text-properties fo:color="#8d1d75" loext:opacity="100%" fo:font-weight="bold" style:font-weight-asian="bold" style:font-weight-complex="bold"/>
    </style:style>
    <style:style style:name="T8" style:family="text">
      <style:text-properties fo:color="#f10d0c" loext:opacity="100%" fo:font-weight="bold" style:font-weight-asian="bold" style:font-weight-complex="bold"/>
    </style:style>
    <style:style style:name="T9" style:family="text">
      <style:text-properties fo:color="#f10d0c" loext:opacity="100%" fo:font-weight="bold" officeooo:rsid="0031c9b3" style:font-weight-asian="bold" style:font-weight-complex="bold"/>
    </style:style>
    <style:style style:name="T10" style:family="text">
      <style:text-properties officeooo:rsid="0021a8d7"/>
    </style:style>
    <style:style style:name="T11" style:family="text">
      <style:text-properties officeooo:rsid="00375288"/>
    </style:style>
    <style:style style:name="T12" style:family="text">
      <style:text-properties officeooo:rsid="003588b4"/>
    </style:style>
    <style:style style:name="T13" style:family="text">
      <style:text-properties officeooo:rsid="003498b5"/>
    </style:style>
    <style:style style:name="T14" style:family="text">
      <style:text-properties officeooo:rsid="002ec773"/>
    </style:style>
    <style:style style:name="T15" style:family="text">
      <style:text-properties officeooo:rsid="003602dd"/>
    </style:style>
    <style:style style:name="T16" style:family="text">
      <style:text-properties officeooo:rsid="0026e5ec"/>
    </style:style>
    <style:style style:name="T17" style:family="text">
      <style:text-properties officeooo:rsid="0037084d"/>
    </style:style>
    <style:style style:name="T18" style:family="text">
      <style:text-properties officeooo:rsid="001b6a56"/>
    </style:style>
    <style:style style:name="T19" style:family="text">
      <style:text-properties style:font-name="Montserrat" fo:font-size="12pt" officeooo:rsid="001fc084" style:font-name-asian="Montserrat1" style:font-size-asian="12pt" style:font-name-complex="Montserrat1" style:font-size-complex="12pt"/>
    </style:style>
    <style:style style:name="T20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1" style:family="text">
      <style:text-properties style:font-name="Montserrat" fo:font-size="12pt" fo:font-style="italic" officeooo:rsid="001fc084" style:font-name-asian="Montserrat1" style:font-size-asian="12pt" style:font-style-asian="italic" style:font-name-complex="Montserrat1" style:font-size-complex="12pt" style:font-style-complex="italic"/>
    </style:style>
    <style:style style:name="T22" style:family="text">
      <style:text-properties style:font-name="Montserrat" fo:font-size="12pt" fo:font-style="italic" officeooo:rsid="001e0c86" style:font-name-asian="Montserrat1" style:font-size-asian="12pt" style:font-style-asian="italic" style:font-name-complex="Montserrat1" style:font-size-complex="12pt"/>
    </style:style>
    <style:style style:name="T23" style:family="text">
      <style:text-properties style:font-name="Montserrat" fo:font-size="12pt" officeooo:rsid="001e0c86" style:font-name-asian="Montserrat1" style:font-size-asian="12pt" style:font-name-complex="Montserrat1" style:font-size-complex="12pt"/>
    </style:style>
    <style:style style:name="T24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Montserrat" fo:font-size="12pt" fo:font-style="italic" officeooo:rsid="001e0c86" style:font-name-asian="Montserrat1" style:font-size-asian="12pt" style:font-style-asian="italic" style:font-name-complex="Montserrat1" style:font-size-complex="12pt" style:font-style-complex="italic"/>
    </style:style>
    <style:style style:name="T27" style:family="text">
      <style:text-properties fo:font-style="italic" officeooo:rsid="003235ee" style:font-style-asian="italic" style:font-style-complex="italic"/>
    </style:style>
    <style:style style:name="T28" style:family="text">
      <style:text-properties officeooo:rsid="0020355b"/>
    </style:style>
    <style:style style:name="T29" style:family="text">
      <style:text-properties officeooo:rsid="001e0c86"/>
    </style:style>
    <style:style style:name="T30" style:family="text">
      <style:text-properties officeooo:rsid="001f883d"/>
    </style:style>
    <style:style style:name="T31" style:family="text">
      <style:text-properties officeooo:rsid="0033e870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Bastien ADAM</text:p>
          </table:table-cell>
          <table:table-cell table:style-name="Table1.C2" office:value-type="string">
            <text:p text:style-name="P8">24/09/2024</text:p>
          </table:table-cell>
          <table:table-cell table:style-name="Table1.D2" office:value-type="string">
            <text:p text:style-name="P9">Soufiane</text:p>
          </table:table-cell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707_2855234802" text:style-name="Index_20_Link" text:visited-style-name="Index_20_Link">I. Choix technologiques<text:tab/>1</text:a></text:p>
          <text:p text:style-name="P10"><text:a xlink:type="simple" xlink:href="#__RefHeading___Toc717_2855234802" text:style-name="Index_20_Link" text:visited-style-name="Index_20_Link">II. Liens avec le back-end<text:tab/>4</text:a></text:p>
          <text:p text:style-name="P10"><text:a xlink:type="simple" xlink:href="#__RefHeading___Toc715_2855234802" text:style-name="Index_20_Link" text:visited-style-name="Index_20_Link">III. Préconisations concernant le domaine et l’hébergement<text:tab/>5</text:a></text:p>
          <text:p text:style-name="P10"><text:a xlink:type="simple" xlink:href="#__RefHeading___Toc713_2855234802" text:style-name="Index_20_Link" text:visited-style-name="Index_20_Link">IV. Accessibilité<text:tab/>5</text:a></text:p>
          <text:p text:style-name="P10"><text:a xlink:type="simple" xlink:href="#__RefHeading___Toc711_2855234802" text:style-name="Index_20_Link" text:visited-style-name="Index_20_Link">V. Recommandations en termes de sécurité<text:tab/>6</text:a></text:p>
          <text:p text:style-name="P10"><text:a xlink:type="simple" xlink:href="#__RefHeading___Toc709_2855234802" text:style-name="Index_20_Link" text:visited-style-name="Index_20_Link">VI. Maintenance du site et futures mises à jour<text:tab/>6</text:a></text:p>
        </text:index-body>
      </text:table-of-content>
      <text:p text:style-name="P11"/>
      <text:p text:style-name="P12"/>
      <text:list xml:id="list3497972756" text:style-name="WWNum3">
        <text:list-item>
          <text:p text:style-name="P13"><text:bookmark text:name="_409jm82qlgst"/><text:bookmark-start text:name="__RefHeading___Toc707_2855234802"/>Choix technologiques<text:bookmark-end text:name="__RefHeading___Toc707_2855234802"/></text:p>
        </text:list-item>
      </text:list>
      <text:p text:style-name="P6"/>
      <text:list text:style-name="WWNum4">
        <text:list-item>
          <text:p text:style-name="P14">État des lieux des besoins fonctionnels et de leurs solutions techniques :</text:p>
          <text:p text:style-name="P15">Légende : <text:span text:style-name="T1">Stockage/API</text:span><text:span text:style-name="T2">, </text:span><text:span text:style-name="T3">Authentification/Sécurité, </text:span><text:span text:style-name="T4">Applicatif,</text:span><text:span text:style-name="T5"> </text:span><text:span text:style-name="T6">Export,</text:span><text:span text:style-name="T7"> </text:span><text:span text:style-name="T8">SEO / Marketin</text:span><text:span text:style-name="T9">g</text:span>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16">Besoin </text:p>
          </table:table-cell>
          <table:table-cell table:style-name="Table2.A1" office:value-type="string">
            <text:p text:style-name="P16">Contraintes</text:p>
          </table:table-cell>
          <table:table-cell table:style-name="Table2.A1" office:value-type="string">
            <text:p text:style-name="P16">Solution</text:p>
          </table:table-cell>
          <table:table-cell table:style-name="Table2.A1" office:value-type="string">
            <text:p text:style-name="P16">Description de la solution</text:p>
          </table:table-cell>
          <table:table-cell table:style-name="Table2.A1" office:value-type="string">
            <text:p text:style-name="P16">Justification (2 arguments)</text:p>
          </table:table-cell>
        </table:table-row>
        <table:table-row table:style-name="Table2.1">
          <table:table-cell table:style-name="Table2.A2" office:value-type="string">
            <text:p text:style-name="P17">Sauvegarde des entrées utilisateur</text:p>
          </table:table-cell>
          <table:table-cell table:style-name="Table2.B2" office:value-type="string">
            <text:p text:style-name="P18">Viabilité</text:p>
          </table:table-cell>
          <table:table-cell table:style-name="Table2.C2" office:value-type="string">
            <text:p text:style-name="P17">API REST sur Next.js</text:p>
          </table:table-cell>
          <table:table-cell table:style-name="Table2.D2" office:value-type="string">
            <text:p text:style-name="P19">Sauvegarder les données sur le serveur à l’aide d’une API REST porté par Next.JS</text:p>
          </table:table-cell>
          <table:table-cell table:style-name="Table2.E2" office:value-type="string">
            <text:p text:style-name="P19">1) Facilité de sauvegarde</text:p>
            <text:p text:style-name="P19">2) Utilisable en déplacement/sur plusieurs appareils</text:p>
          </table:table-cell>
        </table:table-row>
        <table:table-row table:style-name="Table2.1">
          <table:table-cell table:style-name="Table2.A3" office:value-type="string">
            <text:p text:style-name="P20">Base de données</text:p>
          </table:table-cell>
          <table:table-cell table:style-name="Table2.B3" office:value-type="string">
            <text:p text:style-name="P20">Doit être supporté par notre hébergeur (PlanetHoster)</text:p>
          </table:table-cell>
          <table:table-cell table:style-name="Table2.C3" office:value-type="string">
            <text:p text:style-name="P20">PostgreSQL</text:p>
          </table:table-cell>
          <table:table-cell table:style-name="Table2.D3" office:value-type="string">
            <text:p text:style-name="P19">Utilisation d’une base de donné SQL</text:p>
          </table:table-cell>
          <table:table-cell table:style-name="Table2.E3" office:value-type="string">
            <text:p text:style-name="P21">1) Intégrable à NextJS</text:p>
            <text:p text:style-name="P21">2) Robuste et supporté par notre hébergeur</text:p>
          </table:table-cell>
        </table:table-row>
        <table:table-row table:style-name="Table2.1">
          <table:table-cell table:style-name="Table2.A3" office:value-type="string">
            <text:p text:style-name="P22">Page login / <text:span text:style-name="T10">Déconnection</text:span></text:p>
          </table:table-cell>
          <table:table-cell table:style-name="Table2.B3" office:value-type="string">
            <text:p text:style-name="P23">Maintient de la connexion durant la navigation</text:p>
          </table:table-cell>
          <table:table-cell table:style-name="Table2.C3" office:value-type="string">
            <text:p text:style-name="P24">JWT</text:p>
            <text:p text:style-name="P24">Session storage</text:p>
          </table:table-cell>
          <table:table-cell table:style-name="Table2.D3" office:value-type="string">
            <text:p text:style-name="P24">Utiliser un token JWT <text:span text:style-name="T11">stocké sur le navigateur client</text:span></text:p>
          </table:table-cell>
          <table:table-cell table:style-name="Table2.E3" office:value-type="string">
            <text:p text:style-name="P24">1) Compatible avec différents serveur pour une future extesion</text:p>
            <text:p text:style-name="P24">2) Expiration définissable</text:p>
          </table:table-cell>
        </table:table-row>
        <table:table-row table:style-name="Table2.1">
          <table:table-cell table:style-name="Table2.A3" office:value-type="string">
            <text:p text:style-name="P25">Envoie de courriels</text:p>
          </table:table-cell>
          <table:table-cell table:style-name="Table2.B3" office:value-type="string">
            <text:p text:style-name="P26">Protocole SMTP/IMAP</text:p>
          </table:table-cell>
          <table:table-cell table:style-name="Table2.C3" office:value-type="string">
            <text:p text:style-name="P26">Nodemailer</text:p>
          </table:table-cell>
          <table:table-cell table:style-name="Table2.D3" office:value-type="string">
            <text:p text:style-name="P26">Utilisation d’une librairie d’interface SMTP</text:p>
          </table:table-cell>
          <table:table-cell table:style-name="Table2.E3" office:value-type="string">
            <text:p text:style-name="P26">1) Compatible avec les différents serveurs mail<text:span text:style-name="T12">s</text:span></text:p>
            <text:p text:style-name="P26">2) S’intègre aux courriel de notre hébergeur PlanetHoster</text:p>
          </table:table-cell>
        </table:table-row>
        <table:table-row table:style-name="Table2.1">
          <table:table-cell table:style-name="Table2.A3" office:value-type="string">
            <text:p text:style-name="P27">UI</text:p>
          </table:table-cell>
          <table:table-cell table:style-name="Table2.B3" office:value-type="string">
            <text:p text:style-name="P28">Respect de notre Figma</text:p>
          </table:table-cell>
          <table:table-cell table:style-name="Table2.C3" office:value-type="string">
            <text:p text:style-name="P28">CSS sans framework basé par dessus <text:span text:style-name="T11">la librairie </text:span>Normalize.css</text:p>
          </table:table-cell>
          <table:table-cell table:style-name="Table2.D3" office:value-type="string">
            <text:p text:style-name="P28">Implémenter notre propre style sans fioritures</text:p>
          </table:table-cell>
          <table:table-cell table:style-name="Table2.E3" office:value-type="string">
            <text:p text:style-name="P28">1) La plupart des framework d’UI <text:span text:style-name="T13">s</text:span>upporte<text:span text:style-name="T13">nt </text:span>mal le theming</text:p>
            <text:p text:style-name="P28">2) <text:span text:style-name="T14">Plus rapide à implémenter dans notre cas d’usage</text:span></text:p>
          </table:table-cell>
        </table:table-row>
        <table:table-row table:style-name="Table2.1">
          <table:table-cell table:style-name="Table2.A3" office:value-type="string">
            <text:p text:style-name="P29">UX : <text:span text:style-name="T10">Interface interactive</text:span></text:p>
          </table:table-cell>
          <table:table-cell table:style-name="Table2.B3" office:value-type="string">
            <text:p text:style-name="P30">Permettre l’interaction sans rafraichir la page, tel une application moderne</text:p>
          </table:table-cell>
          <table:table-cell table:style-name="Table2.C3" office:value-type="string">
            <text:p text:style-name="P28">React.<text:span text:style-name="T11">J</text:span><text:span text:style-name="T14">S</text:span></text:p>
          </table:table-cell>
          <table:table-cell table:style-name="Table2.D3" office:value-type="string">
            <text:p text:style-name="P30">Utilisation d’une librairie d’UI réactive et complète</text:p>
          </table:table-cell>
          <table:table-cell table:style-name="Table2.E3" office:value-type="string">
            <text:p text:style-name="P30">1) Largement supporté et très populaire<text:line-break/>2) Syntaxe similaire sur sa version native, <text:span text:style-name="T11">pour de potentiel future portage mobile</text:span></text:p>
          </table:table-cell>
        </table:table-row>
        <table:table-row table:style-name="Table2.8">
          <table:table-cell table:style-name="Table2.A8" office:value-type="string">
            <text:p text:style-name="P31">Compatibilité navigateur</text:p>
          </table:table-cell>
          <table:table-cell table:style-name="Table2.B8" office:value-type="string">
            <text:p text:style-name="P31"/>
          </table:table-cell>
          <table:table-cell table:style-name="Table2.C8" office:value-type="string">
            <text:p text:style-name="P28">browser-support</text:p>
          </table:table-cell>
          <table:table-cell table:style-name="Table2.D8" office:value-type="string">
            <text:p text:style-name="P28">Implémentation de polyfill </text:p>
          </table:table-cell>
          <table:table-cell table:style-name="Table2.E8" office:value-type="string">
            <text:p text:style-name="P28">1) Permet d’utiliser du code moderne</text:p>
            <text:p text:style-name="P28"><text:soft-page-break/>2) Permet d’étendre <text:span text:style-name="T15">la compatibilité</text:span></text:p>
          </table:table-cell>
        </table:table-row>
        <table:table-row table:style-name="Table2.1">
          <table:table-cell table:style-name="Table2.A9" office:value-type="string">
            <text:p text:style-name="P31"><text:span text:style-name="T16">C</text:span>hoisi<text:span text:style-name="T16">r</text:span> dynamiquement la police et la couleur</text:p>
          </table:table-cell>
          <table:table-cell table:style-name="Table2.B9" office:value-type="string">
            <text:p text:style-name="P32">React</text:p>
          </table:table-cell>
          <table:table-cell table:style-name="Table2.C9" office:value-type="string">
            <text:p text:style-name="P30">Crochet react `useState`</text:p>
          </table:table-cell>
          <table:table-cell table:style-name="Table2.D9" office:value-type="string">
            <text:p text:style-name="P33">Implémenter directement la selection de la police avec un status react</text:p>
          </table:table-cell>
          <table:table-cell table:style-name="Table2.E9" office:value-type="string">
            <text:p text:style-name="P33">1) Légé et minatenable</text:p>
            <text:p text:style-name="P33">2) React et tout à fait apte de changer une classe CSS pour choisir la police d’écriture</text:p>
          </table:table-cell>
        </table:table-row>
        <table:table-row table:style-name="Table2.1">
          <table:table-cell table:style-name="Table2.A9" office:value-type="string">
            <text:p text:style-name="P34"><text:span text:style-name="T16">C</text:span>hoisi<text:span text:style-name="T16">r</text:span> dynamiquement la couleur</text:p>
          </table:table-cell>
          <table:table-cell table:style-name="Table2.B9" office:value-type="string">
            <text:p text:style-name="P33">React</text:p>
          </table:table-cell>
          <table:table-cell table:style-name="Table2.C9" office:value-type="string">
            <text:p text:style-name="P33">react-colorful</text:p>
          </table:table-cell>
          <table:table-cell table:style-name="Table2.D9" office:value-type="string">
            <text:p text:style-name="P33">Usage d’un paquet externe</text:p>
          </table:table-cell>
          <table:table-cell table:style-name="Table2.E9" office:value-type="string">
            <text:p text:style-name="P33">1) Plus rapide que le développer manuellement<text:line-break/>2) Paquet prêt à l’emploi et s’utilise facilement avec les status react</text:p>
          </table:table-cell>
        </table:table-row>
        <table:table-row table:style-name="Table2.1">
          <table:table-cell table:style-name="Table2.A11" office:value-type="string">
            <text:p text:style-name="P31">Formulaire de saisie du menu</text:p>
          </table:table-cell>
          <table:table-cell table:style-name="Table2.B11" office:value-type="string">
            <text:p text:style-name="P33">React<text:line-break/><text:span text:style-name="T17">NextJS</text:span></text:p>
          </table:table-cell>
          <table:table-cell table:style-name="Table2.C11" office:value-type="string">
            <text:p text:style-name="P35">ajv</text:p>
          </table:table-cell>
          <table:table-cell table:style-name="Table2.D11" office:value-type="string">
            <text:p text:style-name="P33">Vérifications des entrées utilisateurs</text:p>
          </table:table-cell>
          <table:table-cell table:style-name="Table2.E11" office:value-type="string">
            <text:p text:style-name="P33">1) Permet d’afficher des erreurs côté client si l’entrée et invalide </text:p>
            <text:p text:style-name="P33">2) Indépendant : <text:span text:style-name="T15">Peut s’utiliser aussi avec NextJS</text:span></text:p>
          </table:table-cell>
        </table:table-row>
        <table:table-row table:style-name="Table2.1">
          <table:table-cell table:style-name="Table2.A12" office:value-type="string">
            <text:p text:style-name="P31">Traitement des images du menu (branding, plats, ...)</text:p>
          </table:table-cell>
          <table:table-cell table:style-name="Table2.B12" office:value-type="string">
            <text:p text:style-name="P33">NodeJS</text:p>
          </table:table-cell>
          <table:table-cell table:style-name="Table2.C12" office:value-type="string">
            <text:p text:style-name="P33">sharp</text:p>
          </table:table-cell>
          <table:table-cell table:style-name="Table2.D12" office:value-type="string">
            <text:p text:style-name="P33">Conversion et compression de nos images</text:p>
          </table:table-cell>
          <table:table-cell table:style-name="Table2.E12" office:value-type="string">
            <text:p text:style-name="P33">1) S’intègre à Nodejs</text:p>
            <text:p text:style-name="P33">2) Plus rapide que ImageMagick</text:p>
          </table:table-cell>
        </table:table-row>
        <table:table-row table:style-name="Table2.1">
          <table:table-cell table:style-name="Table2.A12" office:value-type="string">
            <text:p text:style-name="P36">Communication avec la BDD</text:p>
          </table:table-cell>
          <table:table-cell table:style-name="Table2.B12" office:value-type="string">
            <text:p text:style-name="P36">PostgreSQL</text:p>
          </table:table-cell>
          <table:table-cell table:style-name="Table2.C12" office:value-type="string">
            <text:p text:style-name="P36">Squelize</text:p>
          </table:table-cell>
          <table:table-cell table:style-name="Table2.D12" office:value-type="string">
            <text:p text:style-name="P36">Usage d’un ORM</text:p>
          </table:table-cell>
          <table:table-cell table:style-name="Table2.E12" office:value-type="string">
            <text:p text:style-name="P36">1) Permet de se connecter à différentes BDD</text:p>
            <text:p text:style-name="P36">2) Permet de gérer nos requêtes SQL</text:p>
          </table:table-cell>
        </table:table-row>
        <table:table-row table:style-name="Table2.1">
          <table:table-cell table:style-name="Table2.A14" office:value-type="string">
            <text:p text:style-name="P37">Génération du menu final au format PDF dans un format papier imprimable</text:p>
          </table:table-cell>
          <table:table-cell table:style-name="Table2.B14" office:value-type="string">
            <text:p text:style-name="P38">Respect du thème</text:p>
          </table:table-cell>
          <table:table-cell table:style-name="Table2.C14" office:value-type="string">
            <text:p text:style-name="P38">puppeteer</text:p>
          </table:table-cell>
          <table:table-cell table:style-name="Table2.D14" office:value-type="string">
            <text:p text:style-name="P38">Génération d’un PDF à partir d’une page HTML dédié</text:p>
          </table:table-cell>
          <table:table-cell table:style-name="Table2.E14" office:value-type="string">
            <text:p text:style-name="P38">1) Très complet</text:p>
            <text:p text:style-name="P38">2) Le plus facile à mettre en place pour garder notre thématisation CSS</text:p>
          </table:table-cell>
        </table:table-row>
        <table:table-row table:style-name="Table2.1">
          <table:table-cell table:style-name="Table2.A14" office:value-type="string">
            <text:p text:style-name="P37">Diffuser le menu sur <text:soft-page-break/>Deliveroo</text:p>
          </table:table-cell>
          <table:table-cell table:style-name="Table2.B14" office:value-type="string">
            <text:p text:style-name="P39"/>
          </table:table-cell>
          <table:table-cell table:style-name="Table2.C14" office:value-type="string">
            <text:p text:style-name="P38">superagent</text:p>
          </table:table-cell>
          <table:table-cell table:style-name="Table2.D14" office:value-type="string">
            <text:p text:style-name="P38">Utiliser le `Menu API` de <text:soft-page-break/>deliveroo à travers superagent</text:p>
          </table:table-cell>
          <table:table-cell table:style-name="Table2.E14" office:value-type="string">
            <text:p text:style-name="P38">1) Permet de faciliter l’accès à <text:soft-page-break/>l’API deliveroo</text:p>
            <text:p text:style-name="P38">2) Est un client REST compatible et populaire</text:p>
          </table:table-cell>
        </table:table-row>
        <table:table-row table:style-name="Table2.1">
          <table:table-cell table:style-name="Table2.A14" office:value-type="string">
            <text:p text:style-name="P37">Partager le menu sur Instagram : Génération du menu final au format images</text:p>
          </table:table-cell>
          <table:table-cell table:style-name="Table2.B14" office:value-type="string">
            <text:p text:style-name="P38">Respect du thème</text:p>
          </table:table-cell>
          <table:table-cell table:style-name="Table2.C14" office:value-type="string">
            <text:p text:style-name="P38">puppeteer</text:p>
          </table:table-cell>
          <table:table-cell table:style-name="Table2.D14" office:value-type="string">
            <text:p text:style-name="P38">Génération d’image carré instagrammable à partir d’une page HTML dédié</text:p>
          </table:table-cell>
          <table:table-cell table:style-name="Table2.E14" office:value-type="string">
            <text:p text:style-name="P38">1) Supporte l’exportation en image carré</text:p>
            <text:p text:style-name="P38">2) Permet de garder notre thématisation et nos images</text:p>
          </table:table-cell>
        </table:table-row>
        <table:table-row table:style-name="Table2.1">
          <table:table-cell table:style-name="Table2.A17" office:value-type="string">
            <text:p text:style-name="P40">Landing non connectée</text:p>
          </table:table-cell>
          <table:table-cell table:style-name="Table2.B17" office:value-type="string">
            <text:p text:style-name="P41">Doit être accessible aux internautes et optimisé SEO</text:p>
          </table:table-cell>
          <table:table-cell table:style-name="Table2.C17" office:value-type="string">
            <text:p text:style-name="P42">NextJS</text:p>
          </table:table-cell>
          <table:table-cell table:style-name="Table2.D17" office:value-type="string">
            <text:p text:style-name="P42">Ce framework permet de réaliser des applications web optimisé SEO notamment avec des landing pages statiques</text:p>
          </table:table-cell>
          <table:table-cell table:style-name="Table2.E17" office:value-type="string">
            <text:p text:style-name="P40">1) Nous avons choisi de développer en React, la librairie est cohérente avec ce choix.</text:p>
            <text:p text:style-name="P40">2) Il s'agit <text:span text:style-name="T18">d’un framework très populaire soutenu par Google, et donc à même d’avoir les fonctionnalitées SEO nécessaires</text:span></text:p>
          </table:table-cell>
        </table:table-row>
      </table:table>
      <text:p text:style-name="P7"/>
      <text:p text:style-name="P7"/>
      <text:p text:style-name="P43"/>
      <text:list xml:id="list41930669799834" text:continue-list="list3497972756" text:style-name="WWNum3">
        <text:list-item>
          <text:p text:style-name="P44"><text:bookmark text:name="_ex0md8td8283"/><text:bookmark-start text:name="__RefHeading___Toc717_2855234802"/>Liens avec le back-end <text:bookmark-end text:name="__RefHeading___Toc717_2855234802"/></text:p>
        </text:list-item>
      </text:list>
      <text:p text:style-name="P7"/>
      <text:list text:style-name="WWNum6">
        <text:list-item>
          <text:p text:style-name="P45"><text:span text:style-name="T19">L</text:span><text:span text:style-name="T20">angage serveur : </text:span><text:span text:style-name="T21">JavaScript</text:span></text:p>
        </text:list-item>
        <text:list-item>
          <text:p text:style-name="P45"><text:span text:style-name="T19">Moteur : </text:span><text:span text:style-name="T22">NodeJS</text:span></text:p>
        </text:list-item>
        <text:list-item>
          <text:p text:style-name="P46"><text:span text:style-name="T23">F</text:span><text:span text:style-name="T20">ramework backend : </text:span><text:span text:style-name="T24">NextJS</text:span></text:p>
        </text:list-item>
        <text:list-item>
          <text:p text:style-name="P47">API : <text:span text:style-name="T25">REST</text:span></text:p>
        </text:list-item>
        <text:list-item>
          <text:p text:style-name="P48"><text:span text:style-name="T20">Base de données : </text:span><text:span text:style-name="T26">PostgreSQL</text:span></text:p>
        </text:list-item>
        <text:list-item>
          <text:p text:style-name="P49">ORM : <text:span text:style-name="T27">sequelize</text:span></text:p>
        </text:list-item>
      </text:list>
      <text:p text:style-name="P50"><text:soft-page-break/></text:p>
      <text:p text:style-name="P51"/>
      <text:list xml:id="list41929763723987" text:continue-list="list41930669799834" text:style-name="WWNum3">
        <text:list-item>
          <text:p text:style-name="P13"><text:bookmark text:name="_a61v3uh5vs19"/><text:bookmark-start text:name="__RefHeading___Toc715_2855234802"/>Préconisations concernant le domaine et l’hébergement<text:bookmark-end text:name="__RefHeading___Toc715_2855234802"/></text:p>
        </text:list-item>
      </text:list>
      <text:p text:style-name="P7"/>
      <text:list text:style-name="WWNum7">
        <text:list-item>
          <text:p text:style-name="P52"><text:span text:style-name="T28">Nom de domaine : </text:span>qwenta.fr</text:p>
        </text:list-item>
        <text:list-item>
          <text:p text:style-name="P52"><text:span text:style-name="T28">Hebergeur : </text:span>PlanetHoster</text:p>
        </text:list-item>
        <text:list-item>
          <text:p text:style-name="P53"><text:span text:style-name="T28">Courriel de contact : </text:span><text:span text:style-name="T29">contact@qwenta.fr</text:span><text:line-break/></text:p>
        </text:list-item>
      </text:list>
      <text:p text:style-name="P54"/>
      <text:p text:style-name="P55"/>
      <text:list xml:id="list41929879343831" text:continue-list="list41929763723987" text:style-name="WWNum3">
        <text:list-item>
          <text:p text:style-name="P56"><text:bookmark text:name="_n56najuvb5ys"/><text:bookmark-start text:name="__RefHeading___Toc713_2855234802"/>Accessibilité<text:line-break/><text:bookmark-end text:name="__RefHeading___Toc713_2855234802"/></text:p>
        </text:list-item>
      </text:list>
      <text:list text:style-name="WWNum1">
        <text:list-item>
          <text:p text:style-name="P57">Compatibilité navigateur : <text:span text:style-name="T30">Navigateur Chrome et autre navigateur basé sur le moteur Webkit, Firefox</text:span></text:p>
        </text:list-item>
        <text:list-item>
          <text:p text:style-name="P58">Types d’appareils : <text:span text:style-name="T29">Responsive </text:span><text:span text:style-name="T30">pour navigateur</text:span><text:span text:style-name="T29"> </text:span><text:span text:style-name="T30">smartphone et ordinateur</text:span></text:p>
        </text:list-item>
        <text:list-item>
          <text:p text:style-name="P58"><text:span text:style-name="T30">Accessibilité aux malvoyant (ARIA et respect de la sémantique), </text:span><text:span text:style-name="T10">navigable au clavier</text:span><text:line-break/></text:p>
        </text:list-item>
      </text:list>
      <text:p text:style-name="P6"/>
      <text:p text:style-name="P6"/>
      <text:list xml:id="list41929650312490" text:continue-list="list41929879343831" text:style-name="WWNum3">
        <text:list-item>
          <text:p text:style-name="P56"><text:bookmark text:name="_l80x4g9stizp"/><text:bookmark-start text:name="__RefHeading___Toc711_2855234802"/>Recommandations en termes de sécurité<text:line-break/><text:bookmark-end text:name="__RefHeading___Toc711_2855234802"/></text:p>
        </text:list-item>
      </text:list>
      <text:list text:style-name="WWNum5">
        <text:list-item>
          <text:p text:style-name="P59">BDD sécurisé par mot de passe</text:p>
        </text:list-item>
        <text:list-item>
          <text:p text:style-name="P59">Authentification par mot de passe des utilisateur</text:p>
        </text:list-item>
        <text:list-item>
          <text:p text:style-name="P59">Utilisation d’un jeton JWT pour maintenir l’authentification avec un utilisateur</text:p>
        </text:list-item>
        <text:list-item>
          <text:p text:style-name="P60">Utilisation de l’agorythme bcrypt pour chiffrer les mots de passes</text:p>
        </text:list-item>
        <text:list-item>
          <text:p text:style-name="P61"><text:soft-page-break/>Utilisation du courriel pour valider l’utilisateur et lui permettre la réinitialisation de son mot de passe</text:p>
        </text:list-item>
        <text:list-item>
          <text:p text:style-name="P62"><text:span text:style-name="T31">Proposer le 2FA par courriel</text:span><text:line-break/></text:p>
        </text:list-item>
      </text:list>
      <text:p text:style-name="P7"><text:line-break/></text:p>
      <text:list text:continue-list="list41929650312490" text:style-name="WWNum3">
        <text:list-item>
          <text:p text:style-name="P56"><text:bookmark text:name="_vbbknpfyus5o"/><text:bookmark-start text:name="__RefHeading___Toc709_2855234802"/><text:span text:style-name="T32">Maintenance du site et futures mises à jour</text:span><text:span text:style-name="T33"><text:line-break/></text:span><text:bookmark-end text:name="__RefHeading___Toc709_2855234802"/></text:p>
        </text:list-item>
      </text:list>
      <text:list text:style-name="WWNum2">
        <text:list-item>
          <text:p text:style-name="P63">Maintenir à jour les patches de sécurités connues <text:span text:style-name="T31">des différents moteurs, frameworks, libraries et BD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24.1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5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d9536723ce640b70ba821dfcf645a2e946c0bf76</meta:generator>
    <dc:date>2024-10-06T04:19:28.616822810</dc:date>
    <meta:editing-duration>PT2H31M12S</meta:editing-duration>
    <meta:editing-cycles>22</meta:editing-cycles>
    <meta:document-statistic meta:table-count="2" meta:image-count="1" meta:object-count="0" meta:page-count="6" meta:paragraph-count="142" meta:word-count="820" meta:character-count="5216" meta:non-whitespace-character-count="4552"/>
  </office:meta>
</office:document-meta>
</file>